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1.181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7646in" fo:break-before="auto" style:use-optimal-row-height="true"/>
    </style:style>
    <style:style style:name="ro4" style:family="table-row">
      <style:table-row-properties style:row-height="0.4882in" fo:break-before="auto" style:use-optimal-row-height="true"/>
    </style:style>
    <style:style style:name="ro5" style:family="table-row">
      <style:table-row-properties style:row-height="0.3319in" fo:break-before="auto" style:use-optimal-row-height="true"/>
    </style:style>
    <style:style style:name="ro6" style:family="table-row">
      <style:table-row-properties style:row-height="0.6154in" fo:break-before="auto" style:use-optimal-row-height="true"/>
    </style:style>
    <style:style style:name="ro7" style:family="table-row">
      <style:table-row-properties style:row-height="0.9138in" fo:break-before="auto" style:use-optimal-row-height="true"/>
    </style:style>
    <style:style style:name="ro8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Link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Meta Reviews</text:p>
          </table:table-cell>
        </table:table-row>
        <table:table-row table:style-name="ro1">
          <table:table-cell office:value-type="string">
            <text:p>https://medium.freecodecamp.org/i-ranked-all-the-best-data-science-intro-courses-based-on-thousands-of-data-points-db5dc7e3eb8e</text:p>
          </table:table-cell>
        </table:table-row>
        <table:table-row table:style-name="ro1">
          <table:table-cell office:value-type="string">
            <text:p>https://medium.freecodecamp.org/if-you-want-to-learn-data-science-take-a-few-of-these-statistics-classes-9bbabab098b9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https://blog.insightdatascience.com/preparing-for-insight-ca7cc6087f91</text:p>
          </table:table-cell>
        </table:table-row>
        <table:table-row table:style-name="ro1">
          <table:table-cell office:value-type="string">
            <text:p>https://blog.insightdatascience.com/what-would-be-useful-for-aspiring-data-scientists-to-know-4ce0baf65d97</text:p>
          </table:table-cell>
        </table:table-row>
        <table:table-row table:style-name="ro1">
          <table:table-cell office:value-type="string">
            <text:p>https://blog.insightdatascience.com/preparing-for-the-transition-to-data-science-e9194c90b42c</text:p>
          </table:table-cell>
        </table:table-row>
        <table:table-row table:style-name="ro1">
          <table:table-cell office:value-type="string">
            <text:p>http://datasciencemasters.org/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https://www.udacity.com/course/intro-to-self-driving-cars--nd113?origin=course_self_driving_car_engineer_nanodegree__nd013</text:p>
          </table:table-cell>
        </table:table-row>
        <table:table-row table:style-name="ro2">
          <table:table-cell office:value-type="string">
            <text:p>https://www.udacity.com/course/self-driving-car-engineer-nanodegree--nd013</text:p>
          </table:table-cell>
        </table:table-row>
      </table:table>
      <table:table table:name="Platforms" table:style-name="ta1" table:print="false">
        <table:table-column table:style-name="co2" table:default-cell-style-name="ce1"/>
        <table:table-column table:style-name="co3" table:number-columns-repeated="7" table:default-cell-style-name="ce2"/>
        <table:table-column table:style-name="co1" table:number-columns-repeated="1016" table:default-cell-style-name="ce1"/>
        <table:table-row table:style-name="ro2">
          <table:table-cell table:number-columns-repeated="2"/>
          <table:table-cell office:value-type="string">
            <text:p>Datacamp</text:p>
          </table:table-cell>
          <table:table-cell office:value-type="string">
            <text:p>Coursera</text:p>
          </table:table-cell>
          <table:table-cell office:value-type="string">
            <text:p>Udemy</text:p>
          </table:table-cell>
          <table:table-cell office:value-type="string">
            <text:p>edX</text:p>
          </table:table-cell>
          <table:table-cell office:value-type="string">
            <text:p>Udacity</text:p>
          </table:table-cell>
          <table:table-cell office:value-type="string">
            <text:p>Other</text:p>
          </table:table-cell>
          <table:table-cell table:number-columns-repeated="1016"/>
        </table:table-row>
        <table:table-row table:style-name="ro1">
          <table:table-cell office:value-type="string">
            <text:p>Data Science Intro</text:p>
          </table:table-cell>
          <table:table-cell table:number-columns-repeated="1023"/>
        </table:table-row>
        <table:table-row table:style-name="ro3">
          <table:table-cell table:number-columns-repeated="4"/>
          <table:table-cell office:value-type="string">
            <text:p>Data Sci – A-Z: <text:a xlink:href="https://www.udemy.com/datascience/?siteID=SAyYsTvLiGQ-sS_xICYX07Pd9IgIYlJfdg&amp;LSNPUBID=SAyYsTvLiGQ">https://www.udemy.com/datascience/?siteID=SAyYsTvLiGQ-sS_xICYX07Pd9IgIYlJfdg&amp;LSNPUBID=SAyYsTvLiGQ</text:a></text:p>
          </table:table-cell>
          <table:table-cell office:value-type="string">
            <text:p>Analytics Edge</text:p>
          </table:table-cell>
          <table:table-cell office:value-type="string">
            <text:p>https://www.udacity.com/course/data-analyst-nanodegree--nd002#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esearch / Data Sci Proces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D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ntro to Python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Intro </text:p>
          </table:table-cell>
          <table:table-cell table:number-columns-repeated="5"/>
          <table:table-cell office:value-type="string">
            <text:p>Google's Python class - <text:a xlink:href="https://developers.google.com/edu/python/?csw=1">https://developers.google.com/edu/python/?csw=1</text:a>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ntro – include Numpy / Pand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ntro to 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nvironment setup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Jupyter Notebook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Git</text:p>
          </table:table-cell>
          <table:table-cell office:value-type="string">
            <text:p>https://www.datacamp.com/courses/introduction-to-git-for-data-scienc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ther Environment</text:p>
          </table:table-cell>
          <table:table-cell table:number-columns-repeated="5"/>
          <table:table-cell office:value-type="string">
            <text:p><text:a xlink:href="http://datasciencetoolbox.org/">http://datasciencetoolbox.org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istics</text:p>
          </table:table-cell>
          <table:table-cell table:number-columns-repeated="1023"/>
        </table:table-row>
        <table:table-row table:style-name="ro7">
          <table:table-cell/>
          <table:table-cell office:value-type="string">
            <text:p>Stats</text:p>
          </table:table-cell>
          <table:table-cell/>
          <table:table-cell office:value-type="string">
            <text:p>Duke – Statistics with R - <text:a xlink:href="https://www.coursera.org/specializations/statistics">https://www.coursera.org/specializations/statistics</text:a></text:p>
          </table:table-cell>
          <table:table-cell office:value-type="string">
            <text:p>https://www.udemy.com/bayesian-machine-learning-in-python-ab-testing/learn/v4/overview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ther Math – Linear Algebr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 Viz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bleau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chine Learning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Academic focus</text:p>
          </table:table-cell>
          <table:table-cell/>
          <table:table-cell office:value-type="string">
            <text:p>Ng Deep Learning, Machine Learning</text:p>
          </table:table-cell>
          <table:table-cell table:number-columns-repeated="3"/>
          <table:table-cell office:value-type="string">
            <text:p>Stanford – Learning from Da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QL</text:p>
          </table:table-cell>
          <table:table-cell table:number-columns-repeated="1023"/>
        </table:table-row>
        <table:table-row table:style-name="ro5">
          <table:table-cell table:number-columns-repeated="7"/>
          <table:table-cell office:value-type="string">
            <text:p>Mode Analytics – <text:a xlink:href="https://community.modeanalytics.com/sql/tutorial/introduction-to-sql/">https://community.modeanalytics.com/sql/tutorial/introduction-to-sql/</text:a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puter Science</text:p>
          </table:table-cell>
          <table:table-cell table:number-columns-repeated="1023"/>
        </table:table-row>
        <table:table-row table:style-name="ro3">
          <table:table-cell table:number-columns-repeated="5"/>
          <table:table-cell office:value-type="string">
            <text:p>https://www.edx.org/course/introduction-computer-science-harvardx-cs50x</text:p>
          </table:table-cell>
          <table:table-cell/>
          <table:table-cell office:value-type="string">
            <text:p>http://interactivepython.org/runestone/static/pythonds/index.html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>
            <text:p>https://www.udemy.com/automate/</text:p>
          </table:table-cell>
          <table:table-cell table:number-columns-repeated="1016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Data Science / Analytics – end to en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ython / R – basics + data manipul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ta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Q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achine Learn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ata Viz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Environment – Git, Jupyter notebook, R Studio, Spark, what format to publish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12/24/2017</text:date>, <text:time>22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ly Waisanen-Hatipoglu</meta:initial-creator>
    <meta:creation-date>2017-12-24T18:37:01</meta:creation-date>
    <dc:date>2017-12-24T22:47:17</dc:date>
    <dc:creator>Holly Waisanen-Hatipoglu</dc:creator>
    <meta:editing-duration>PT3H52M6S</meta:editing-duration>
    <meta:editing-cycles>4</meta:editing-cycles>
    <meta:generator>OpenOffice/4.1.2$Unix OpenOffice.org_project/412m3$Build-9782</meta:generator>
    <meta:document-statistic meta:table-count="3" meta:cell-count="58" meta:object-count="0"/>
  </office:meta>
</office:document-meta>
</file>